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370000474C00002FD0A5FC2E22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 style:list-style-name="L2">
      <style:paragraph-properties fo:line-height="15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end" style:justify-single-word="false"/>
    </style:style>
    <style:style style:name="P7" style:family="paragraph" style:parent-style-name="Standard">
      <style:paragraph-properties fo:margin-top="0cm" fo:margin-bottom="0cm" fo:text-align="end" style:justify-single-word="false"/>
    </style:style>
    <style:style style:name="P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Arial1" fo:language="en" fo:country="US" fo:font-weight="bold" style:font-name-asian="Times New Roman" style:language-asian="es" style:country-asian="MX" style:font-weight-asian="bold" style:font-name-complex="Times New Roman" style:font-size-complex="10pt"/>
    </style:style>
    <style:style style:name="P9" style:family="paragraph" style:parent-style-name="Standard">
      <style:paragraph-properties fo:margin-left="0cm" fo:margin-right="0cm" fo:margin-top="0cm" fo:margin-bottom="0.282cm" fo:line-height="108%" fo:text-align="center" style:justify-single-word="false" fo:text-indent="0.953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1" fo:font-weight="bold" style:language-asian="es" style:country-asian="MX" style:font-weight-asian="bold"/>
    </style:style>
    <style:style style:name="P11" style:family="paragraph" style:parent-style-name="Standard">
      <style:paragraph-properties fo:margin-left="1.27cm" fo:margin-right="0cm" fo:margin-top="0cm" fo:margin-bottom="0cm" fo:line-height="10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1" fo:language="es" fo:country="ES" fo:font-weight="bold" style:font-name-asian="Times New Roman" style:language-asian="es" style:country-asian="MX" style:font-weight-asian="bold" style:font-name-complex="Times New Roman" style:font-size-complex="10pt"/>
    </style:style>
    <style:style style:name="P12" style:family="paragraph" style:parent-style-name="Standard" style:list-style-name="WWNum1">
      <style:paragraph-properties fo:margin-left="0cm" fo:margin-right="0cm" fo:text-align="justify" style:justify-single-word="false" fo:text-indent="-1.27cm" style:auto-text-indent="false">
        <style:tab-stops>
          <style:tab-stop style:position="0cm"/>
          <style:tab-stop style:position="0.635cm"/>
        </style:tab-stops>
      </style:paragraph-properties>
    </style:style>
    <style:style style:name="P13" style:family="paragraph" style:parent-style-name="Standard">
      <style:paragraph-properties fo:margin-left="0.635cm" fo:margin-right="-0.501cm" fo:text-align="justify" style:justify-single-word="false" fo:text-indent="0cm" style:auto-text-indent="false"/>
      <style:text-properties style:font-name="Arial1" fo:font-size="8pt" fo:font-weight="bold" style:font-size-asian="8pt" style:font-weight-asian="bold" style:font-name-complex="Arial2" style:font-size-complex="8pt"/>
    </style:style>
    <style:style style:name="P14" style:family="paragraph" style:parent-style-name="List_20_Paragraph" style:list-style-name="WWNum3">
      <style:paragraph-properties fo:margin-left="0.751cm" fo:margin-right="0cm" fo:margin-top="0cm" fo:margin-bottom="0cm" fo:line-height="100%" fo:text-align="justify" style:justify-single-word="false" fo:text-indent="-0.751cm" style:auto-text-indent="false">
        <style:tab-stops>
          <style:tab-stop style:position="0.635cm"/>
        </style:tab-stops>
      </style:paragraph-properties>
    </style:style>
    <style:style style:name="P15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1" fo:language="es" fo:country="ES" fo:font-weight="bold" style:font-name-asian="Times New Roman" style:language-asian="es" style:country-asian="MX" style:font-weight-asian="bold" style:font-name-complex="Times New Roman" style:font-size-complex="10pt"/>
    </style:style>
    <style:style style:name="P16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Garamond" fo:font-size="16pt" fo:language="en" fo:country="US" fo:font-weight="bold" style:font-name-asian="Calibri1" style:font-size-asian="16pt" style:font-weight-asian="bold" style:font-name-complex="Times New Roman" style:font-size-complex="16pt"/>
    </style:style>
    <style:style style:name="T2" style:family="text">
      <style:text-properties style:font-name="Garamond" fo:font-weight="bold" style:font-weight-asian="bold"/>
    </style:style>
    <style:style style:name="T3" style:family="text">
      <style:text-properties style:font-name="Arial1" fo:language="en" fo:country="US" fo:font-weight="bold" style:font-name-asian="Times New Roman" style:language-asian="es" style:country-asian="MX" style:font-weight-asian="bold" style:font-name-complex="Times New Roman" style:font-size-complex="10pt"/>
    </style:style>
    <style:style style:name="T4" style:family="text">
      <style:text-properties style:font-name="Arial1" style:language-asian="es" style:country-asian="MX"/>
    </style:style>
    <style:style style:name="T5" style:family="text">
      <style:text-properties style:font-name="Arial1" style:language-asian="es" style:country-asian="MX" style:font-name-complex="Arial2"/>
    </style:style>
    <style:style style:name="T6" style:family="text">
      <style:text-properties style:font-name="Arial1" fo:font-weight="bold" style:language-asian="es" style:country-asian="MX" style:font-weight-asian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style:font-name="Arial1" fo:language="es" fo:country="ES" fo:font-weight="bold" style:font-name-asian="Times New Roman" style:language-asian="es" style:country-asian="MX" style:font-weight-asian="bold" style:font-name-complex="Times New Roman" style:font-size-complex="10pt"/>
    </style:style>
    <style:style style:name="T9" style:family="text">
      <style:text-properties style:font-name="Arial1" fo:language="es" fo:country="ES" fo:font-style="italic" fo:font-weight="bold" style:font-name-asian="Times New Roman" style:language-asian="es" style:country-asian="MX" style:font-style-asian="italic" style:font-weight-asian="bold" style:font-name-complex="Times New Roman" style:font-size-complex="10pt"/>
    </style:style>
    <style:style style:name="T10" style:family="text">
      <style:text-properties fo:color="#0000ff" style:font-name="Arial1" fo:font-weight="bold" style:font-weight-asian="bold" style:font-name-complex="Arial2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7" svg:width="18.164cm" svg:height="12.18cm" svg:x="0cm" svg:y="0cm">
        <draw:image xlink:href="Pictures/200000370000474C00002FD0A5FC2E22.wmf" xlink:type="simple" xlink:show="embed" xlink:actuate="onLoad">
          <text:p/>
        </draw:image>
      </draw:frame>
      <text:p text:style-name="P8"/>
      <text:p text:style-name="P9"><text:span text:style-name="T1">CPU Cooling Technologies</text:span></text:p>
      <text:p text:style-name="P5"><draw:frame draw:style-name="fr1" text:anchor-type="as-char" svg:y="-12.666cm" svg:width="18.764cm" svg:height="12.181cm" draw:z-index="1"><draw:image xlink:href="Pictures/200000370000474C00002FD0A5FC2E22.wmf" xlink:type="simple" xlink:show="embed" xlink:actuate="onLoad"/></draw:frame></text:p>
      <text:p text:style-name="P10"><text:bookmark-start text:name="_Hlk58058225"/></text:p>
      <text:list xml:id="list5188416660193686454" text:style-name="WWNum1">
        <text:list-item>
          <text:p text:style-name="P12"><text:span text:style-name="T6">COMPRENSIÓN </text:span></text:p>
        </text:list-item>
      </text:list>
      <text:list xml:id="list5478040912993319101" text:style-name="WWNum3">
        <text:list-item>
          <text:p text:style-name="P14"><text:span text:style-name="T8">Lea el texto completo y elabore tres frases cortas que describan tres temas presentes en el texto. Indique en qué párrafo se encuentra cada una, como el ejemplo: </text:span></text:p>
        </text:list-item>
      </text:list>
      <text:p text:style-name="P15"/>
      <text:p text:style-name="P16"><text:span text:style-name="T9">Ejemplo: FUNCIÓN DE LOS SISTEMAS DE REFRIGERACIÓN (Párrafo 1) <text:s/></text:span></text:p>
      <text:p text:style-name="P15"/>
      <text:p text:style-name="P16"><text:span text:style-name="T8">Tema 1: <text:s/>La CPU y el sobrecalentamiento que genera. <text:s/>(Párrafo 1)</text:span></text:p>
      <text:p text:style-name="P15"/>
      <text:p text:style-name="P16"><text:span text:style-name="T8">Tema 2: Lo que debe tomar en cuanta cualquier método de refrigeración. <text:s/>(Párrafo 2)</text:span></text:p>
      <text:p text:style-name="P15"/>
      <text:p text:style-name="P16"><text:span text:style-name="T8">Tema 3: El método de refrigeración que utiliza ventiladores, su función, sus ventajas, sus ubicaciones y sus requerimientos. (Párrafo 3)</text:span></text:p>
      <text:p text:style-name="P11"/>
      <text:p text:style-name="P11"/>
      <text:p text:style-name="P11"/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>2. <text:s/>Responda en español con información del texto y </text:span><text:bookmark text:name="_GoBack"/><text:span text:style-name="T7">usando su propia redacción. </text:span></text:p>
      <text:p text:style-name="P13"/>
      <text:p text:style-name="P3"><text:span text:style-name="T5">a. </text:span><text:span text:style-name="T4">¿Qué función cumplen los sistemas de refrigeración y por qué son necesarios?</text:span></text:p>
      <text:p text:style-name="P3"><text:span text:style-name="T4"><text:s text:c="6"/>Los sistemas de refrigeración cumplen la función de regular la temperatura que es generada por la CPU y así mantener un funcionamiento adecuado de esta. </text:span></text:p>
      <text:p text:style-name="P3"><text:span text:style-name="T4"><text:s text:c="6"/>Son necesarios porque sin estos sistemas de refrigeración podria ocurrir graves problemas en el desempeño de la computadora.</text:span></text:p>
      <text:p text:style-name="P3"><text:span text:style-name="T4">b. ¿Cuál es la relación entre la ley de Moore y el uso de estos sistemas?</text:span></text:p>
      <text:p text:style-name="P3"><text:span text:style-name="T4"><text:s text:c="6"/>La relación que existe entre la ley de Moore y el uso de estos sistemas de refrigeración es que esta ley predice que el número de transitores ubicados en los circuitos integrados se duplicaran cada dos años.</text:span></text:p>
      <text:list xml:id="list4766117045723631782" text:style-name="L1">
        <text:list-item>
          <text:p text:style-name="P2"><text:span text:style-name="T4">¿Cuál es el sistema de refrigeración más usado en la actualidad y por qué?</text:span></text:p>
        </text:list-item>
      </text:list>
      <text:p text:style-name="P1"><text:span text:style-name="T4"><text:s text:c="9"/>El sistema de refrigeración más usado en la actualidad es el método de refrigeración por ventiladores porque tienen un costo bajo, hacen poco ruido y no requieren de cualquier elemento como cables o tubos. <text:s/></text:span></text:p>
      <text:list xml:id="list7157666695759132085" text:style-name="L2">
        <text:list-item>
          <text:p text:style-name="P4"><text:span text:style-name="T4">Explique cómo influye la disposición de los ventiladores en la presión</text:span><text:bookmark-end text:name="_Hlk58058225"/><text:span text:style-name="T4"> de aire.</text:span></text:p>
        </text:list-item>
      </text:list>
      <text:p text:style-name="P3"><text:span text:style-name="T4"><text:s text:c="11"/>La disposición de ventiladores con respecto a la presión del aire se pueden ubicar de dos formas: de manera serial(uno encima de otro), y paralelamente(uno al lado del otro). Por eso la presión del aire puede variar dependiendo la manera en la que los ventiladores son ubic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text-align="end" style:justify-single-word="false"/>
    </style:style>
    <style:style style:name="MP2" style:family="paragraph" style:parent-style-name="Standard">
      <style:paragraph-properties fo:margin-top="0cm" fo:margin-bottom="0cm" fo:line-height="100%" fo:text-align="end" style:justify-single-word="false"/>
    </style:style>
    <style:style style:name="MT1" style:family="text">
      <style:text-properties style:font-name="Garamond" fo:font-weight="bold" style:font-weight-asian="bold"/>
    </style:style>
    <style:page-layout style:name="Mpm1">
      <style:page-layout-properties fo:page-width="21.001cm" fo:page-height="29.7cm" style:num-format="1" style:print-orientation="portrait" fo:margin-top="0.751cm" fo:margin-bottom="1cm" fo:margin-left="1.501cm" fo:margin-right="1.33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53cm" fo:margin-left="0cm" fo:margin-right="0cm" fo:margin-bottom="0.0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TALLER DE LECTOCOMPRENSIÓN Y TRADUCCIÓN DE INGLÉS - EXAMEN PARCIAL </text:span></text:h>
        <text:h text:style-name="MP1" text:outline-level="1"><text:span text:style-name="MT1">Primer Semestre 2021 - MODALIDAD A DISTANCIA</text:span></text:h>
        <text:h text:style-name="MP2" text:outline-level="1"><text:span text:style-name="MT1">Tema 2 – PARTE 1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</meta:initial-creator>
    <meta:editing-cycles>4</meta:editing-cycles>
    <meta:print-date>2020-06-05T18:32:00</meta:print-date>
    <meta:creation-date>2021-05-27T13:35:00</meta:creation-date>
    <dc:date>2021-07-02T16:15:17.89</dc:date>
    <meta:editing-duration>PT2S</meta:editing-duration>
    <meta:generator>OpenOffice/4.1.6$Win32 OpenOffice.org_project/416m1$Build-9790</meta:generator>
    <meta:document-statistic meta:table-count="0" meta:image-count="1" meta:object-count="0" meta:page-count="2" meta:paragraph-count="21" meta:word-count="342" meta:character-count="20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